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66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ext-properties fo:color="#c5000b" style:font-name="Tahoma" fo:font-size="8pt" style:font-size-asian="8pt" style:font-size-complex="8pt"/>
    </style:style>
    <style:style style:name="ce3" style:family="table-cell" style:parent-style-name="Default" style:data-style-name="N41">
      <style:text-properties style:font-name="Tahoma" fo:font-size="8pt" style:font-size-asian="8pt" style:font-size-complex="8pt"/>
    </style:style>
    <style:style style:name="ce4" style:family="table-cell" style:parent-style-name="Default">
      <style:table-cell-properties fo:background-color="#ffffcc"/>
      <style:text-properties style:font-name="Tahoma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4"/>
        <table:table-column table:style-name="co1" table:number-columns-repeated="1021" table:default-cell-style-name="ce1"/>
        <table:table-row table:style-name="ro1">
          <table:table-cell office:value-type="string">
            <text:p>sunday</text:p>
          </table:table-cell>
          <table:table-cell office:value-type="string">
            <text:p>(Domingo)</text:p>
          </table:table-cell>
          <table:table-cell table:number-columns-repeated="1022"/>
        </table:table-row>
        <table:table-row table:style-name="ro1">
          <table:table-cell office:value-type="string">
            <text:p>monday</text:p>
          </table:table-cell>
          <table:table-cell office:value-type="string">
            <text:p>(Segunda-feira)</text:p>
          </table:table-cell>
          <table:table-cell table:number-columns-repeated="1022"/>
        </table:table-row>
        <table:table-row table:style-name="ro1">
          <table:table-cell office:value-type="string">
            <text:p>tuesday</text:p>
          </table:table-cell>
          <table:table-cell office:value-type="string">
            <text:p>(Terça-feira)</text:p>
          </table:table-cell>
          <table:table-cell table:number-columns-repeated="1022"/>
        </table:table-row>
        <table:table-row table:style-name="ro1">
          <table:table-cell office:value-type="string">
            <text:p>wednesday</text:p>
          </table:table-cell>
          <table:table-cell office:value-type="string">
            <text:p>(Quarta-feira)</text:p>
          </table:table-cell>
          <table:table-cell table:number-columns-repeated="1022"/>
        </table:table-row>
        <table:table-row table:style-name="ro1">
          <table:table-cell office:value-type="string">
            <text:p>thursday</text:p>
          </table:table-cell>
          <table:table-cell office:value-type="string">
            <text:p>(Quinta-feira)</text:p>
          </table:table-cell>
          <table:table-cell table:number-columns-repeated="1022"/>
        </table:table-row>
        <table:table-row table:style-name="ro1">
          <table:table-cell office:value-type="string">
            <text:p>friday</text:p>
          </table:table-cell>
          <table:table-cell office:value-type="string">
            <text:p>(Sexta-feira)</text:p>
          </table:table-cell>
          <table:table-cell table:number-columns-repeated="1022"/>
        </table:table-row>
        <table:table-row table:style-name="ro1">
          <table:table-cell office:value-type="string">
            <text:p>saturday</text:p>
          </table:table-cell>
          <table:table-cell office:value-type="string">
            <text:p>(Sábado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[.A2]" office:value-type="string" office:string-value="monday">
            <text:p>monday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{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<text:s text:c="2"/>"properties": [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09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12];&quot;&quot;&quot;, &quot;&quot;action&quot;&quot;: &quot;&quot;&quot;;[.$B12];&quot;&quot;&quot;},&quot;)" office:value-type="string" office:string-value="    { &quot;day&quot; : &quot;monday&quot;, &quot;hour&quot; : &quot;09:00:00&quot;, &quot;action&quot;: &quot;screen_on&quot;},">
            <text:p><text:s text:c="4"/>{ "day" : "monday", "hour" : "09:0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09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13];&quot;&quot;&quot;, &quot;&quot;action&quot;&quot;: &quot;&quot;&quot;;[.$B13];&quot;&quot;&quot;},&quot;)" office:value-type="string" office:string-value="    { &quot;day&quot; : &quot;monday&quot;, &quot;hour&quot; : &quot;09:10:00&quot;, &quot;action&quot;: &quot;screen_off&quot;},">
            <text:p><text:s text:c="4"/>{ "day" : "monday", "hour" : "09:1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09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14];&quot;&quot;&quot;, &quot;&quot;action&quot;&quot;: &quot;&quot;&quot;;[.$B14];&quot;&quot;&quot;},&quot;)" office:value-type="string" office:string-value="    { &quot;day&quot; : &quot;monday&quot;, &quot;hour&quot; : &quot;09:20:00&quot;, &quot;action&quot;: &quot;screen_on&quot;},">
            <text:p><text:s text:c="4"/>{ "day" : "monday", "hour" : "09:2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09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15];&quot;&quot;&quot;, &quot;&quot;action&quot;&quot;: &quot;&quot;&quot;;[.$B15];&quot;&quot;&quot;},&quot;)" office:value-type="string" office:string-value="    { &quot;day&quot; : &quot;monday&quot;, &quot;hour&quot; : &quot;09:30:00&quot;, &quot;action&quot;: &quot;screen_off&quot;},">
            <text:p><text:s text:c="4"/>{ "day" : "monday", "hour" : "09:3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09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16];&quot;&quot;&quot;, &quot;&quot;action&quot;&quot;: &quot;&quot;&quot;;[.$B16];&quot;&quot;&quot;},&quot;)" office:value-type="string" office:string-value="    { &quot;day&quot; : &quot;monday&quot;, &quot;hour&quot; : &quot;09:40:00&quot;, &quot;action&quot;: &quot;screen_on&quot;},">
            <text:p><text:s text:c="4"/>{ "day" : "monday", "hour" : "09:4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09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17];&quot;&quot;&quot;, &quot;&quot;action&quot;&quot;: &quot;&quot;&quot;;[.$B17];&quot;&quot;&quot;},&quot;)" office:value-type="string" office:string-value="    { &quot;day&quot; : &quot;monday&quot;, &quot;hour&quot; : &quot;09:50:00&quot;, &quot;action&quot;: &quot;screen_off&quot;},">
            <text:p><text:s text:c="4"/>{ "day" : "monday", "hour" : "09:5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0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18];&quot;&quot;&quot;, &quot;&quot;action&quot;&quot;: &quot;&quot;&quot;;[.$B18];&quot;&quot;&quot;},&quot;)" office:value-type="string" office:string-value="    { &quot;day&quot; : &quot;monday&quot;, &quot;hour&quot; : &quot;10:00:00&quot;, &quot;action&quot;: &quot;screen_on&quot;},">
            <text:p><text:s text:c="4"/>{ "day" : "monday", "hour" : "10:0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0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19];&quot;&quot;&quot;, &quot;&quot;action&quot;&quot;: &quot;&quot;&quot;;[.$B19];&quot;&quot;&quot;},&quot;)" office:value-type="string" office:string-value="    { &quot;day&quot; : &quot;monday&quot;, &quot;hour&quot; : &quot;10:10:00&quot;, &quot;action&quot;: &quot;screen_off&quot;},">
            <text:p><text:s text:c="4"/>{ "day" : "monday", "hour" : "10:1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0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0];&quot;&quot;&quot;, &quot;&quot;action&quot;&quot;: &quot;&quot;&quot;;[.$B20];&quot;&quot;&quot;},&quot;)" office:value-type="string" office:string-value="    { &quot;day&quot; : &quot;monday&quot;, &quot;hour&quot; : &quot;10:20:00&quot;, &quot;action&quot;: &quot;screen_on&quot;},">
            <text:p><text:s text:c="4"/>{ "day" : "monday", "hour" : "10:2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0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1];&quot;&quot;&quot;, &quot;&quot;action&quot;&quot;: &quot;&quot;&quot;;[.$B21];&quot;&quot;&quot;},&quot;)" office:value-type="string" office:string-value="    { &quot;day&quot; : &quot;monday&quot;, &quot;hour&quot; : &quot;10:30:00&quot;, &quot;action&quot;: &quot;screen_off&quot;},">
            <text:p><text:s text:c="4"/>{ "day" : "monday", "hour" : "10:3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0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2];&quot;&quot;&quot;, &quot;&quot;action&quot;&quot;: &quot;&quot;&quot;;[.$B22];&quot;&quot;&quot;},&quot;)" office:value-type="string" office:string-value="    { &quot;day&quot; : &quot;monday&quot;, &quot;hour&quot; : &quot;10:40:00&quot;, &quot;action&quot;: &quot;screen_on&quot;},">
            <text:p><text:s text:c="4"/>{ "day" : "monday", "hour" : "10:4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0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3];&quot;&quot;&quot;, &quot;&quot;action&quot;&quot;: &quot;&quot;&quot;;[.$B23];&quot;&quot;&quot;},&quot;)" office:value-type="string" office:string-value="    { &quot;day&quot; : &quot;monday&quot;, &quot;hour&quot; : &quot;10:50:00&quot;, &quot;action&quot;: &quot;screen_off&quot;},">
            <text:p><text:s text:c="4"/>{ "day" : "monday", "hour" : "10:5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1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4];&quot;&quot;&quot;, &quot;&quot;action&quot;&quot;: &quot;&quot;&quot;;[.$B24];&quot;&quot;&quot;},&quot;)" office:value-type="string" office:string-value="    { &quot;day&quot; : &quot;monday&quot;, &quot;hour&quot; : &quot;11:00:00&quot;, &quot;action&quot;: &quot;screen_on&quot;},">
            <text:p><text:s text:c="4"/>{ "day" : "monday", "hour" : "11:0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1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5];&quot;&quot;&quot;, &quot;&quot;action&quot;&quot;: &quot;&quot;&quot;;[.$B25];&quot;&quot;&quot;},&quot;)" office:value-type="string" office:string-value="    { &quot;day&quot; : &quot;monday&quot;, &quot;hour&quot; : &quot;11:10:00&quot;, &quot;action&quot;: &quot;screen_off&quot;},">
            <text:p><text:s text:c="4"/>{ "day" : "monday", "hour" : "11:1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1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6];&quot;&quot;&quot;, &quot;&quot;action&quot;&quot;: &quot;&quot;&quot;;[.$B26];&quot;&quot;&quot;},&quot;)" office:value-type="string" office:string-value="    { &quot;day&quot; : &quot;monday&quot;, &quot;hour&quot; : &quot;11:20:00&quot;, &quot;action&quot;: &quot;screen_on&quot;},">
            <text:p><text:s text:c="4"/>{ "day" : "monday", "hour" : "11:2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1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7];&quot;&quot;&quot;, &quot;&quot;action&quot;&quot;: &quot;&quot;&quot;;[.$B27];&quot;&quot;&quot;},&quot;)" office:value-type="string" office:string-value="    { &quot;day&quot; : &quot;monday&quot;, &quot;hour&quot; : &quot;11:30:00&quot;, &quot;action&quot;: &quot;screen_off&quot;},">
            <text:p><text:s text:c="4"/>{ "day" : "monday", "hour" : "11:3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1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28];&quot;&quot;&quot;, &quot;&quot;action&quot;&quot;: &quot;&quot;&quot;;[.$B28];&quot;&quot;&quot;},&quot;)" office:value-type="string" office:string-value="    { &quot;day&quot; : &quot;monday&quot;, &quot;hour&quot; : &quot;11:40:00&quot;, &quot;action&quot;: &quot;screen_on&quot;},">
            <text:p><text:s text:c="4"/>{ "day" : "monday", "hour" : "11:4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1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29];&quot;&quot;&quot;, &quot;&quot;action&quot;&quot;: &quot;&quot;&quot;;[.$B29];&quot;&quot;&quot;},&quot;)" office:value-type="string" office:string-value="    { &quot;day&quot; : &quot;monday&quot;, &quot;hour&quot; : &quot;11:50:00&quot;, &quot;action&quot;: &quot;screen_off&quot;},">
            <text:p><text:s text:c="4"/>{ "day" : "monday", "hour" : "11:5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2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0];&quot;&quot;&quot;, &quot;&quot;action&quot;&quot;: &quot;&quot;&quot;;[.$B30];&quot;&quot;&quot;},&quot;)" office:value-type="string" office:string-value="    { &quot;day&quot; : &quot;monday&quot;, &quot;hour&quot; : &quot;12:00:00&quot;, &quot;action&quot;: &quot;screen_on&quot;},">
            <text:p><text:s text:c="4"/>{ "day" : "monday", "hour" : "12:0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2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1];&quot;&quot;&quot;, &quot;&quot;action&quot;&quot;: &quot;&quot;&quot;;[.$B31];&quot;&quot;&quot;},&quot;)" office:value-type="string" office:string-value="    { &quot;day&quot; : &quot;monday&quot;, &quot;hour&quot; : &quot;12:10:00&quot;, &quot;action&quot;: &quot;screen_off&quot;},">
            <text:p><text:s text:c="4"/>{ "day" : "monday", "hour" : "12:1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2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2];&quot;&quot;&quot;, &quot;&quot;action&quot;&quot;: &quot;&quot;&quot;;[.$B32];&quot;&quot;&quot;},&quot;)" office:value-type="string" office:string-value="    { &quot;day&quot; : &quot;monday&quot;, &quot;hour&quot; : &quot;12:20:00&quot;, &quot;action&quot;: &quot;screen_on&quot;},">
            <text:p><text:s text:c="4"/>{ "day" : "monday", "hour" : "12:2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2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3];&quot;&quot;&quot;, &quot;&quot;action&quot;&quot;: &quot;&quot;&quot;;[.$B33];&quot;&quot;&quot;},&quot;)" office:value-type="string" office:string-value="    { &quot;day&quot; : &quot;monday&quot;, &quot;hour&quot; : &quot;12:30:00&quot;, &quot;action&quot;: &quot;screen_off&quot;},">
            <text:p><text:s text:c="4"/>{ "day" : "monday", "hour" : "12:3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2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4];&quot;&quot;&quot;, &quot;&quot;action&quot;&quot;: &quot;&quot;&quot;;[.$B34];&quot;&quot;&quot;},&quot;)" office:value-type="string" office:string-value="    { &quot;day&quot; : &quot;monday&quot;, &quot;hour&quot; : &quot;12:40:00&quot;, &quot;action&quot;: &quot;screen_on&quot;},">
            <text:p><text:s text:c="4"/>{ "day" : "monday", "hour" : "12:4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2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5];&quot;&quot;&quot;, &quot;&quot;action&quot;&quot;: &quot;&quot;&quot;;[.$B35];&quot;&quot;&quot;},&quot;)" office:value-type="string" office:string-value="    { &quot;day&quot; : &quot;monday&quot;, &quot;hour&quot; : &quot;12:50:00&quot;, &quot;action&quot;: &quot;screen_off&quot;},">
            <text:p><text:s text:c="4"/>{ "day" : "monday", "hour" : "12:5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3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6];&quot;&quot;&quot;, &quot;&quot;action&quot;&quot;: &quot;&quot;&quot;;[.$B36];&quot;&quot;&quot;},&quot;)" office:value-type="string" office:string-value="    { &quot;day&quot; : &quot;monday&quot;, &quot;hour&quot; : &quot;13:00:00&quot;, &quot;action&quot;: &quot;screen_on&quot;},">
            <text:p><text:s text:c="4"/>{ "day" : "monday", "hour" : "13:0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3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7];&quot;&quot;&quot;, &quot;&quot;action&quot;&quot;: &quot;&quot;&quot;;[.$B37];&quot;&quot;&quot;},&quot;)" office:value-type="string" office:string-value="    { &quot;day&quot; : &quot;monday&quot;, &quot;hour&quot; : &quot;13:10:00&quot;, &quot;action&quot;: &quot;screen_off&quot;},">
            <text:p><text:s text:c="4"/>{ "day" : "monday", "hour" : "13:1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3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38];&quot;&quot;&quot;, &quot;&quot;action&quot;&quot;: &quot;&quot;&quot;;[.$B38];&quot;&quot;&quot;},&quot;)" office:value-type="string" office:string-value="    { &quot;day&quot; : &quot;monday&quot;, &quot;hour&quot; : &quot;13:20:00&quot;, &quot;action&quot;: &quot;screen_on&quot;},">
            <text:p><text:s text:c="4"/>{ "day" : "monday", "hour" : "13:2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3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39];&quot;&quot;&quot;, &quot;&quot;action&quot;&quot;: &quot;&quot;&quot;;[.$B39];&quot;&quot;&quot;},&quot;)" office:value-type="string" office:string-value="    { &quot;day&quot; : &quot;monday&quot;, &quot;hour&quot; : &quot;13:30:00&quot;, &quot;action&quot;: &quot;screen_off&quot;},">
            <text:p><text:s text:c="4"/>{ "day" : "monday", "hour" : "13:3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3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0];&quot;&quot;&quot;, &quot;&quot;action&quot;&quot;: &quot;&quot;&quot;;[.$B40];&quot;&quot;&quot;},&quot;)" office:value-type="string" office:string-value="    { &quot;day&quot; : &quot;monday&quot;, &quot;hour&quot; : &quot;13:40:00&quot;, &quot;action&quot;: &quot;screen_on&quot;},">
            <text:p><text:s text:c="4"/>{ "day" : "monday", "hour" : "13:4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3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1];&quot;&quot;&quot;, &quot;&quot;action&quot;&quot;: &quot;&quot;&quot;;[.$B41];&quot;&quot;&quot;},&quot;)" office:value-type="string" office:string-value="    { &quot;day&quot; : &quot;monday&quot;, &quot;hour&quot; : &quot;13:50:00&quot;, &quot;action&quot;: &quot;screen_off&quot;},">
            <text:p><text:s text:c="4"/>{ "day" : "monday", "hour" : "13:5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4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2];&quot;&quot;&quot;, &quot;&quot;action&quot;&quot;: &quot;&quot;&quot;;[.$B42];&quot;&quot;&quot;},&quot;)" office:value-type="string" office:string-value="    { &quot;day&quot; : &quot;monday&quot;, &quot;hour&quot; : &quot;14:00:00&quot;, &quot;action&quot;: &quot;screen_on&quot;},">
            <text:p><text:s text:c="4"/>{ "day" : "monday", "hour" : "14:0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4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3];&quot;&quot;&quot;, &quot;&quot;action&quot;&quot;: &quot;&quot;&quot;;[.$B43];&quot;&quot;&quot;},&quot;)" office:value-type="string" office:string-value="    { &quot;day&quot; : &quot;monday&quot;, &quot;hour&quot; : &quot;14:10:00&quot;, &quot;action&quot;: &quot;screen_off&quot;},">
            <text:p><text:s text:c="4"/>{ "day" : "monday", "hour" : "14:1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4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4];&quot;&quot;&quot;, &quot;&quot;action&quot;&quot;: &quot;&quot;&quot;;[.$B44];&quot;&quot;&quot;},&quot;)" office:value-type="string" office:string-value="    { &quot;day&quot; : &quot;monday&quot;, &quot;hour&quot; : &quot;14:20:00&quot;, &quot;action&quot;: &quot;screen_on&quot;},">
            <text:p><text:s text:c="4"/>{ "day" : "monday", "hour" : "14:2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4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5];&quot;&quot;&quot;, &quot;&quot;action&quot;&quot;: &quot;&quot;&quot;;[.$B45];&quot;&quot;&quot;},&quot;)" office:value-type="string" office:string-value="    { &quot;day&quot; : &quot;monday&quot;, &quot;hour&quot; : &quot;14:30:00&quot;, &quot;action&quot;: &quot;screen_off&quot;},">
            <text:p><text:s text:c="4"/>{ "day" : "monday", "hour" : "14:3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4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6];&quot;&quot;&quot;, &quot;&quot;action&quot;&quot;: &quot;&quot;&quot;;[.$B46];&quot;&quot;&quot;},&quot;)" office:value-type="string" office:string-value="    { &quot;day&quot; : &quot;monday&quot;, &quot;hour&quot; : &quot;14:40:00&quot;, &quot;action&quot;: &quot;screen_on&quot;},">
            <text:p><text:s text:c="4"/>{ "day" : "monday", "hour" : "14:4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4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7];&quot;&quot;&quot;, &quot;&quot;action&quot;&quot;: &quot;&quot;&quot;;[.$B47];&quot;&quot;&quot;},&quot;)" office:value-type="string" office:string-value="    { &quot;day&quot; : &quot;monday&quot;, &quot;hour&quot; : &quot;14:50:00&quot;, &quot;action&quot;: &quot;screen_off&quot;},">
            <text:p><text:s text:c="4"/>{ "day" : "monday", "hour" : "14:5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5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48];&quot;&quot;&quot;, &quot;&quot;action&quot;&quot;: &quot;&quot;&quot;;[.$B48];&quot;&quot;&quot;},&quot;)" office:value-type="string" office:string-value="    { &quot;day&quot; : &quot;monday&quot;, &quot;hour&quot; : &quot;15:00:00&quot;, &quot;action&quot;: &quot;screen_on&quot;},">
            <text:p><text:s text:c="4"/>{ "day" : "monday", "hour" : "15:0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5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49];&quot;&quot;&quot;, &quot;&quot;action&quot;&quot;: &quot;&quot;&quot;;[.$B49];&quot;&quot;&quot;},&quot;)" office:value-type="string" office:string-value="    { &quot;day&quot; : &quot;monday&quot;, &quot;hour&quot; : &quot;15:10:00&quot;, &quot;action&quot;: &quot;screen_off&quot;},">
            <text:p><text:s text:c="4"/>{ "day" : "monday", "hour" : "15:1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5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0];&quot;&quot;&quot;, &quot;&quot;action&quot;&quot;: &quot;&quot;&quot;;[.$B50];&quot;&quot;&quot;},&quot;)" office:value-type="string" office:string-value="    { &quot;day&quot; : &quot;monday&quot;, &quot;hour&quot; : &quot;15:20:00&quot;, &quot;action&quot;: &quot;screen_on&quot;},">
            <text:p><text:s text:c="4"/>{ "day" : "monday", "hour" : "15:2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5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1];&quot;&quot;&quot;, &quot;&quot;action&quot;&quot;: &quot;&quot;&quot;;[.$B51];&quot;&quot;&quot;},&quot;)" office:value-type="string" office:string-value="    { &quot;day&quot; : &quot;monday&quot;, &quot;hour&quot; : &quot;15:30:00&quot;, &quot;action&quot;: &quot;screen_off&quot;},">
            <text:p><text:s text:c="4"/>{ "day" : "monday", "hour" : "15:3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5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2];&quot;&quot;&quot;, &quot;&quot;action&quot;&quot;: &quot;&quot;&quot;;[.$B52];&quot;&quot;&quot;},&quot;)" office:value-type="string" office:string-value="    { &quot;day&quot; : &quot;monday&quot;, &quot;hour&quot; : &quot;15:40:00&quot;, &quot;action&quot;: &quot;screen_on&quot;},">
            <text:p><text:s text:c="4"/>{ "day" : "monday", "hour" : "15:4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5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3];&quot;&quot;&quot;, &quot;&quot;action&quot;&quot;: &quot;&quot;&quot;;[.$B53];&quot;&quot;&quot;},&quot;)" office:value-type="string" office:string-value="    { &quot;day&quot; : &quot;monday&quot;, &quot;hour&quot; : &quot;15:50:00&quot;, &quot;action&quot;: &quot;screen_off&quot;},">
            <text:p><text:s text:c="4"/>{ "day" : "monday", "hour" : "15:5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6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4];&quot;&quot;&quot;, &quot;&quot;action&quot;&quot;: &quot;&quot;&quot;;[.$B54];&quot;&quot;&quot;},&quot;)" office:value-type="string" office:string-value="    { &quot;day&quot; : &quot;monday&quot;, &quot;hour&quot; : &quot;16:00:00&quot;, &quot;action&quot;: &quot;screen_on&quot;},">
            <text:p><text:s text:c="4"/>{ "day" : "monday", "hour" : "16:0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6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5];&quot;&quot;&quot;, &quot;&quot;action&quot;&quot;: &quot;&quot;&quot;;[.$B55];&quot;&quot;&quot;},&quot;)" office:value-type="string" office:string-value="    { &quot;day&quot; : &quot;monday&quot;, &quot;hour&quot; : &quot;16:10:00&quot;, &quot;action&quot;: &quot;screen_off&quot;},">
            <text:p><text:s text:c="4"/>{ "day" : "monday", "hour" : "16:1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6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6];&quot;&quot;&quot;, &quot;&quot;action&quot;&quot;: &quot;&quot;&quot;;[.$B56];&quot;&quot;&quot;},&quot;)" office:value-type="string" office:string-value="    { &quot;day&quot; : &quot;monday&quot;, &quot;hour&quot; : &quot;16:20:00&quot;, &quot;action&quot;: &quot;screen_on&quot;},">
            <text:p><text:s text:c="4"/>{ "day" : "monday", "hour" : "16:2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6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7];&quot;&quot;&quot;, &quot;&quot;action&quot;&quot;: &quot;&quot;&quot;;[.$B57];&quot;&quot;&quot;},&quot;)" office:value-type="string" office:string-value="    { &quot;day&quot; : &quot;monday&quot;, &quot;hour&quot; : &quot;16:30:00&quot;, &quot;action&quot;: &quot;screen_off&quot;},">
            <text:p><text:s text:c="4"/>{ "day" : "monday", "hour" : "16:3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6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58];&quot;&quot;&quot;, &quot;&quot;action&quot;&quot;: &quot;&quot;&quot;;[.$B58];&quot;&quot;&quot;},&quot;)" office:value-type="string" office:string-value="    { &quot;day&quot; : &quot;monday&quot;, &quot;hour&quot; : &quot;16:40:00&quot;, &quot;action&quot;: &quot;screen_on&quot;},">
            <text:p><text:s text:c="4"/>{ "day" : "monday", "hour" : "16:4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6:5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59];&quot;&quot;&quot;, &quot;&quot;action&quot;&quot;: &quot;&quot;&quot;;[.$B59];&quot;&quot;&quot;},&quot;)" office:value-type="string" office:string-value="    { &quot;day&quot; : &quot;monday&quot;, &quot;hour&quot; : &quot;16:50:00&quot;, &quot;action&quot;: &quot;screen_off&quot;},">
            <text:p><text:s text:c="4"/>{ "day" : "monday", "hour" : "16:5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7:0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0];&quot;&quot;&quot;, &quot;&quot;action&quot;&quot;: &quot;&quot;&quot;;[.$B60];&quot;&quot;&quot;},&quot;)" office:value-type="string" office:string-value="    { &quot;day&quot; : &quot;monday&quot;, &quot;hour&quot; : &quot;17:00:00&quot;, &quot;action&quot;: &quot;screen_on&quot;},">
            <text:p><text:s text:c="4"/>{ "day" : "monday", "hour" : "17:0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7:1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61];&quot;&quot;&quot;, &quot;&quot;action&quot;&quot;: &quot;&quot;&quot;;[.$B61];&quot;&quot;&quot;},&quot;)" office:value-type="string" office:string-value="    { &quot;day&quot; : &quot;monday&quot;, &quot;hour&quot; : &quot;17:10:00&quot;, &quot;action&quot;: &quot;screen_off&quot;},">
            <text:p><text:s text:c="4"/>{ "day" : "monday", "hour" : "17:1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7:2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2];&quot;&quot;&quot;, &quot;&quot;action&quot;&quot;: &quot;&quot;&quot;;[.$B62];&quot;&quot;&quot;},&quot;)" office:value-type="string" office:string-value="    { &quot;day&quot; : &quot;monday&quot;, &quot;hour&quot; : &quot;17:20:00&quot;, &quot;action&quot;: &quot;screen_on&quot;},">
            <text:p><text:s text:c="4"/>{ "day" : "monday", "hour" : "17:2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7:3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63];&quot;&quot;&quot;, &quot;&quot;action&quot;&quot;: &quot;&quot;&quot;;[.$B63];&quot;&quot;&quot;},&quot;)" office:value-type="string" office:string-value="    { &quot;day&quot; : &quot;monday&quot;, &quot;hour&quot; : &quot;17:30:00&quot;, &quot;action&quot;: &quot;screen_off&quot;},">
            <text:p><text:s text:c="4"/>{ "day" : "monday", "hour" : "17:3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7:4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4];&quot;&quot;&quot;, &quot;&quot;action&quot;&quot;: &quot;&quot;&quot;;[.$B64];&quot;&quot;&quot;},&quot;)" office:value-type="string" office:string-value="    { &quot;day&quot; : &quot;monday&quot;, &quot;hour&quot; : &quot;17:40:00&quot;, &quot;action&quot;: &quot;screen_on&quot;},">
            <text:p><text:s text:c="4"/>{ "day" : "monday", "hour" : "17:4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7:5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5];&quot;&quot;&quot;, &quot;&quot;action&quot;&quot;: &quot;&quot;&quot;;[.$B65];&quot;&quot;&quot;},&quot;)" office:value-type="string" office:string-value="    { &quot;day&quot; : &quot;monday&quot;, &quot;hour&quot; : &quot;17:50:00&quot;, &quot;action&quot;: &quot;screen_on&quot;},">
            <text:p><text:s text:c="4"/>{ "day" : "monday", "hour" : "17:5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8:0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66];&quot;&quot;&quot;, &quot;&quot;action&quot;&quot;: &quot;&quot;&quot;;[.$B66];&quot;&quot;&quot;},&quot;)" office:value-type="string" office:string-value="    { &quot;day&quot; : &quot;monday&quot;, &quot;hour&quot; : &quot;18:00:00&quot;, &quot;action&quot;: &quot;screen_off&quot;},">
            <text:p><text:s text:c="4"/>{ "day" : "monday", "hour" : "18:0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8:1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7];&quot;&quot;&quot;, &quot;&quot;action&quot;&quot;: &quot;&quot;&quot;;[.$B67];&quot;&quot;&quot;},&quot;)" office:value-type="string" office:string-value="    { &quot;day&quot; : &quot;monday&quot;, &quot;hour&quot; : &quot;18:10:00&quot;, &quot;action&quot;: &quot;screen_on&quot;},">
            <text:p><text:s text:c="4"/>{ "day" : "monday", "hour" : "18:1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8:2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68];&quot;&quot;&quot;, &quot;&quot;action&quot;&quot;: &quot;&quot;&quot;;[.$B68];&quot;&quot;&quot;},&quot;)" office:value-type="string" office:string-value="    { &quot;day&quot; : &quot;monday&quot;, &quot;hour&quot; : &quot;18:20:00&quot;, &quot;action&quot;: &quot;screen_off&quot;},">
            <text:p><text:s text:c="4"/>{ "day" : "monday", "hour" : "18:2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8:3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69];&quot;&quot;&quot;, &quot;&quot;action&quot;&quot;: &quot;&quot;&quot;;[.$B69];&quot;&quot;&quot;},&quot;)" office:value-type="string" office:string-value="    { &quot;day&quot; : &quot;monday&quot;, &quot;hour&quot; : &quot;18:30:00&quot;, &quot;action&quot;: &quot;screen_on&quot;},">
            <text:p><text:s text:c="4"/>{ "day" : "monday", "hour" : "18:3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8:4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70];&quot;&quot;&quot;, &quot;&quot;action&quot;&quot;: &quot;&quot;&quot;;[.$B70];&quot;&quot;&quot;},&quot;)" office:value-type="string" office:string-value="    { &quot;day&quot; : &quot;monday&quot;, &quot;hour&quot; : &quot;18:40:00&quot;, &quot;action&quot;: &quot;screen_off&quot;},">
            <text:p><text:s text:c="4"/>{ "day" : "monday", "hour" : "18:40:00", "action": "screen_off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8:50:00</text:p>
          </table:table-cell>
          <table:table-cell office:value-type="string">
            <text:p>screen_on</text:p>
          </table:table-cell>
          <table:table-cell table:formula="of:=CONCATENATE(&quot;    { &quot;&quot;day&quot;&quot; : &quot;&quot;&quot;;[.$A$9];&quot;&quot;&quot;, &quot;&quot;hour&quot;&quot; : &quot;&quot;&quot;;[.$A71];&quot;&quot;&quot;, &quot;&quot;action&quot;&quot;: &quot;&quot;&quot;;[.$B71];&quot;&quot;&quot;},&quot;)" office:value-type="string" office:string-value="    { &quot;day&quot; : &quot;monday&quot;, &quot;hour&quot; : &quot;18:50:00&quot;, &quot;action&quot;: &quot;screen_on&quot;},">
            <text:p><text:s text:c="4"/>{ "day" : "monday", "hour" : "18:50:00", "action": "screen_on"},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19:00:00</text:p>
          </table:table-cell>
          <table:table-cell office:value-type="string">
            <text:p>screen_off</text:p>
          </table:table-cell>
          <table:table-cell table:formula="of:=CONCATENATE(&quot;    { &quot;&quot;day&quot;&quot; : &quot;&quot;&quot;;[.$A$9];&quot;&quot;&quot;, &quot;&quot;hour&quot;&quot; : &quot;&quot;&quot;;[.$A72];&quot;&quot;&quot;, &quot;&quot;action&quot;&quot;: &quot;&quot;&quot;;[.$B72];&quot;&quot;&quot;}&quot;)" office:value-type="string" office:string-value="    { &quot;day&quot; : &quot;monday&quot;, &quot;hour&quot; : &quot;19:00:00&quot;, &quot;action&quot;: &quot;screen_off&quot;}">
            <text:p><text:s text:c="4"/>{ "day" : "monday", "hour" : "19:00:00", "action": "screen_off"}</text:p>
          </table:table-cell>
          <table:table-cell office:value-type="string">
            <text:p>Remove last ,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<text:s text:c="2"/>]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}</text:p>
          </table:table-cell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24-10-2016</text:date>, <text:time>10:0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09:41:57.05</meta:creation-date>
    <dc:date>2016-10-24T10:04:26.56</dc:date>
    <meta:editing-duration>PT22M25S</meta:editing-duration>
    <meta:editing-cycles>9</meta:editing-cycles>
    <meta:generator>OpenOffice/4.1.2$Win32 OpenOffice.org_project/412m3$Build-9782</meta:generator>
    <meta:document-statistic meta:table-count="3" meta:cell-count="203" meta:object-count="0"/>
  </office:meta>
</office:document-meta>
</file>